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9000003331E6FA6A77EFE2BF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mana" svg:font-family="Timman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12cm, 0cm, 0.994cm)" draw:image-opacity="100%" style:mirror="none"/>
    </style:style>
    <style:style style:name="gr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3.22cm" fo:min-width="11.093cm"/>
    </style:style>
    <style:style style:name="gr3" style:family="graphic" style:parent-style-name="standard">
      <style:graphic-properties draw:stroke="none" draw:stroke-dash="Long_20_Dot_20__28_Rounded_29_" svg:stroke-color="#000000" svg:stroke-linecap="round" draw:fill="solid" draw:fill-color="#ffffff" draw:textarea-horizontal-align="justify" draw:textarea-vertical-align="middle" draw:auto-grow-height="false" fo:min-height="14.482cm" fo:min-width="0.774cm"/>
    </style:style>
    <style:style style:name="gr4" style:family="graphic" style:parent-style-name="standard">
      <style:graphic-properties draw:stroke="dash" draw:stroke-dash="Long_20_Dot_20__28_Rounded_29_" svg:stroke-color="#000000" svg:stroke-linecap="round" draw:fill="none" draw:textarea-horizontal-align="justify" draw:textarea-vertical-align="middle" draw:auto-grow-height="false" fo:min-height="14.482cm" fo:min-width="26.47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68cm"/>
      <style:paragraph-properties style:writing-mode="lr-tb"/>
    </style:style>
    <style:style style:name="gr6" style:family="graphic" style:parent-style-name="standard">
      <style:graphic-properties draw:stroke="none" draw:fill-color="#0050ff" draw:opacity="100%" draw:opacity-name="Transparency_20_1" draw:textarea-horizontal-align="justify" draw:textarea-vertical-align="middle" draw:auto-grow-height="false" fo:min-height="5.118cm" fo:min-width="12.976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4.031cm" draw:shadow="hidden" draw:shadow-offset-x="0cm" draw:shadow-offset-y="0.106cm" draw:shadow-color="#000000" loext:shadow-blur="0.5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70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0050ff" loext:opacity="100%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50ff" loext:opacity="100%" fo:font-weight="bold" style:font-weight-asian="bold" style:font-weight-complex="bold"/>
    </style:style>
    <style:style style:name="P7" style:family="paragraph">
      <loext:graphic-properties draw:fill-color="#0050ff" draw:opacity="100%" draw:opacity-name="Transparency_20_1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50ff" loext:opacity="100%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50ff" loext:opacity="100%" fo:font-weight="bold" style:font-weight-asian="bold" style:font-weight-complex="bold"/>
    </style:style>
    <style:style style:name="T2" style:family="text">
      <style:text-properties fo:color="#808080" loext:opacity="100%" fo:font-weight="bold" style:font-weight-asian="bold" style:font-weight-complex="bold"/>
    </style:style>
    <style:style style:name="T3" style:family="text">
      <style:text-properties fo:color="#0050ff" loext:opacity="100%" style:font-name="Timmana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b2b2b2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style:font-name="Timmana" fo:font-size="42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controls" svg:width="13.333cm" svg:height="15.287cm" svg:x="0cm" svg:y="3.152cm">
          <draw:image xlink:href="Pictures/1000000000000549000003331E6FA6A77EFE2BF1.jpg" xlink:type="simple" xlink:show="embed" xlink:actuate="onLoad" draw:mime-type="image/jpeg">
            <text:p/>
          </draw:image>
        </draw:frame>
        <draw:frame draw:style-name="gr1" draw:text-style-name="P1" draw:layer="controls" svg:width="13.333cm" svg:height="15.287cm" svg:x="14.607cm" svg:y="3.152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2" draw:text-style-name="P2" draw:layer="controls" svg:width="11.593cm" svg:height="13.47cm" svg:x="1.151cm" svg:y="4.2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74cm" svg:height="14.732cm" svg:x="13.333cm" svg:y="3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controls" svg:width="26.975cm" svg:height="14.732cm" svg:x="0.483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controls" svg:width="14.732cm" svg:height="1.318cm" draw:transform="rotate (-1.5707963267949) translate (14.464cm 3.429cm)">
          <draw:text-box>
            <text:p text:style-name="P5"><text:span text:style-name="T1">BIBLE</text:span><text:span text:style-name="T2">.LOCAL</text:span><text:span text:style-name="T1"> </text:span><text:span text:style-name="T3">SERVER</text:span></text:p>
          </draw:text-box>
        </draw:frame>
        <draw:custom-shape draw:style-name="gr6" draw:text-style-name="P7" draw:layer="controls" svg:width="13.476cm" svg:height="5.368cm" svg:x="14.464cm" svg:y="3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controls" svg:width="12.851cm" svg:height="4.281cm" svg:x="14.607cm" svg:y="3.929cm">
          <draw:text-box>
            <text:p text:style-name="P5"><text:span text:style-name="T4">BIBLE</text:span><text:span text:style-name="T5">.LOCAL</text:span></text:p>
            <text:p text:style-name="P5"><text:span text:style-name="T6">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mana" svg:font-family="Timm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270deg" draw:border="0%"/>
    <draw:opacity draw:name="Transparency_20_3" draw:display-name="Transparency 3" draw:style="linear" draw:start="100%" draw:end="0%" draw:angle="90deg" draw:border="0%"/>
    <draw:opacity draw:name="Transparency_20_4" draw:display-name="Transparency 4" draw:style="linear" draw:start="100%" draw:end="0%" draw:angle="180deg" draw:border="0%"/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429cm" fo:margin-bottom="3.429cm" fo:margin-left="0.483cm" fo:margin-right="0.48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9T07:38:07.477016265</meta:creation-date>
    <dc:date>2024-10-09T08:41:49.063336610</dc:date>
    <meta:editing-duration>PT10M49S</meta:editing-duration>
    <meta:editing-cycles>2</meta:editing-cycles>
    <meta:generator>LibreOffice/7.3.7.2$Linux_X86_64 LibreOffice_project/30$Build-2</meta:generator>
    <meta:document-statistic meta:object-count="8"/>
  </office:meta>
</office:document-meta>
</file>